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text-properties officeooo:rsid="00098dec" officeooo:paragraph-rsid="00098dec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ragraph" svg:x="5.495cm" svg:y="0.333cm" svg:width="4.953cm" draw:z-index="0">
        <draw:text-box fo:min-height="2.261cm">
          <text:p text:style-name="P1">Second frame</text:p>
        </draw:text-box>
      </draw:frame>
      <text:p text:style-name="P1">Some Text</text:p>
      <text:p text:style-name="Standard">
        <draw:frame draw:style-name="fr1" draw:name="Frame1" text:anchor-type="paragraph" svg:x="5.495cm" svg:y="0.333cm" svg:width="4.953cm" draw:z-index="0">
          <draw:text-box fo:min-height="2.261cm">
            <text:p text:style-name="P1">First frame</text:p>
          </draw:text-box>
        </draw:frame>
      </text:p>
      <text:p text:style-name="P1">Some Text</text:p>
      <text:p text:style-name="Standard">
        <draw:frame draw:style-name="fr1" draw:name="Frame1" text:anchor-type="paragraph" svg:x="5.495cm" svg:y="0.333cm" svg:width="4.953cm" draw:z-index="0">
          <draw:text-box fo:min-height="2.261cm">
            <text:p text:style-name="P1">Third frame</text:p>
          </draw:text-box>
        </draw:frame>
   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18:24:35.465000000</meta:creation-date>
    <dc:date>2017-05-12T18:26:10.141000000</dc:date>
    <meta:editing-duration>PT1M35S</meta:editing-duration>
    <meta:editing-cycles>1</meta:editing-cycles>
    <meta:document-statistic meta:table-count="0" meta:image-count="0" meta:object-count="0" meta:page-count="1" meta:paragraph-count="3" meta:word-count="6" meta:character-count="34" meta:non-whitespace-character-count="31"/>
    <meta:generator>LibreOfficeDev/5.4.0.0.alpha0$Windows_x86 LibreOffice_project/5a4d03131ffe557fed9ab3c8e31a005188c7ea5c</meta:generator>
  </office:meta>
</office:document-meta>
</file>